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1e38b1" officeooo:paragraph-rsid="0002c5b4" style:font-style-asian="normal" style:font-style-complex="normal"/>
    </style:style>
    <style:style style:name="P2" style:family="paragraph" style:parent-style-name="Standard">
      <style:text-properties officeooo:rsid="002b63e3" officeooo:paragraph-rsid="000b160a"/>
    </style:style>
    <style:style style:name="P3" style:family="paragraph" style:parent-style-name="Standard">
      <style:text-properties officeooo:rsid="000f52ad" officeooo:paragraph-rsid="000b160a"/>
    </style:style>
    <style:style style:name="P4" style:family="paragraph" style:parent-style-name="Standard">
      <style:text-properties officeooo:rsid="00179ee5" officeooo:paragraph-rsid="00179ee5"/>
    </style:style>
    <style:style style:name="P5" style:family="paragraph" style:parent-style-name="Standard">
      <style:text-properties officeooo:rsid="0017b12d" officeooo:paragraph-rsid="0017b12d"/>
    </style:style>
    <style:style style:name="P6" style:family="paragraph" style:parent-style-name="Standard">
      <style:text-properties officeooo:paragraph-rsid="0002c5b4"/>
    </style:style>
    <style:style style:name="P7" style:family="paragraph" style:parent-style-name="Standard">
      <style:text-properties officeooo:rsid="001a53e8" officeooo:paragraph-rsid="001a53e8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Heading_20_1">
      <style:text-properties officeooo:paragraph-rsid="0002c5b4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79ee5" officeooo:paragraph-rsid="00179ee5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7b12d" officeooo:paragraph-rsid="0017b12d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17b12d"/>
    </style:style>
    <style:style style:name="P13" style:family="paragraph" style:parent-style-name="Standard" style:list-style-name="L1" style:master-page-name="">
      <loext:graphic-properties draw:fill="none"/>
      <style:paragraph-properties fo:margin-left="1.401cm" fo:margin-right="0cm" fo:text-align="start" style:justify-single-word="false" fo:text-indent="-0.64cm" style:auto-text-indent="false" style:page-number="auto" fo:background-color="transparent"/>
      <style:text-properties officeooo:rsid="0017b12d" officeooo:paragraph-rsid="0017b12d"/>
    </style:style>
    <style:style style:name="P14" style:family="paragraph" style:parent-style-name="Heading_20_2">
      <style:text-properties officeooo:rsid="0017b12d" officeooo:paragraph-rsid="0017b12d"/>
    </style:style>
    <style:style style:name="T1" style:family="text">
      <style:text-properties officeooo:rsid="0014c685"/>
    </style:style>
    <style:style style:name="T2" style:family="text">
      <style:text-properties officeooo:rsid="0017b12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03ff1" style:font-style-asian="italic" style:font-style-complex="italic"/>
    </style:style>
    <style:style style:name="T5" style:family="text">
      <style:text-properties fo:font-style="italic" officeooo:rsid="00215db9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7b12d" style:font-style-asian="italic" style:font-weight-asian="bold" style:font-style-complex="italic" style:font-weight-complex="bold"/>
    </style:style>
    <style:style style:name="T8" style:family="text">
      <style:text-properties style:font-name="Liberation Sans" fo:font-size="14pt" fo:font-style="italic" fo:font-weight="bold" officeooo:rsid="000b160a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T9" style:family="text">
      <style:text-properties style:font-name="Liberation Sans" fo:font-size="14pt" fo:font-style="italic" fo:font-weight="bold" officeooo:rsid="00211bcc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T10" style:family="text">
      <style:text-properties officeooo:rsid="00199ce7"/>
    </style:style>
    <style:style style:name="T11" style:family="text">
      <style:text-properties officeooo:rsid="001f06a9"/>
    </style:style>
    <style:style style:name="T12" style:family="text">
      <style:text-properties officeooo:rsid="002040a5"/>
    </style:style>
    <style:style style:name="T13" style:family="text">
      <style:text-properties fo:color="#3c3c3c" style:font-name="Monospace" fo:font-size="10pt" style:font-size-asian="10pt"/>
    </style:style>
    <style:style style:name="T14" style:family="text">
      <style:text-properties fo:color="#7f0055" style:font-name="Monospace" fo:font-size="10pt" fo:font-weight="bold" style:font-size-asian="10pt" style:font-weight-asian="bold"/>
    </style:style>
    <style:style style:name="T15" style:family="text">
      <style:text-properties fo:color="#000000" style:font-name="Monospace" fo:font-size="10pt" style:font-size-asian="10pt"/>
    </style:style>
    <style:style style:name="T16" style:family="text">
      <style:text-properties fo:color="#ff00cc" style:font-name="Monospace" fo:font-size="10pt" style:font-size-asian="10pt"/>
    </style:style>
    <style:style style:name="T17" style:family="text">
      <style:text-properties fo:color="#2a00ff" style:font-name="Monospace" fo:font-size="10pt" style:font-size-asian="10pt"/>
    </style:style>
    <style:style style:name="T18" style:family="text">
      <style:text-properties officeooo:rsid="002101f8"/>
    </style:style>
    <style:style style:name="T19" style:family="text">
      <style:text-properties officeooo:rsid="00211b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TP<text:span text:style-name="T1">3</text:span> : <text:span text:style-name="T1">Classes, Scripts , traits</text:span> </text:h>
      <text:p text:style-name="P6"/>
      <text:p text:style-name="P5"><text:span text:style-name="T9">3.1 </text:span><text:span text:style-name="T8">Organisation</text:span> <text:span text:style-name="T8">en classes et packages</text:span></text:p>
      <text:p text:style-name="P1"/>
      <text:p text:style-name="P4">Nous réorganisons la logique du TP précédent avec des classes, des packages et un script principal.</text:p>
      <text:p text:style-name="P4"/>
      <text:p text:style-name="P4">Le projet contiendra donc :</text:p>
      <text:list xml:id="list501171969" text:style-name="L1">
        <text:list-item>
          <text:p text:style-name="P10">Une classe <text:span text:style-name="T6">Index</text:span> (package <text:span text:style-name="T3">model</text:span>) qui encapsule les données d’un index :</text:p>
          <text:list>
            <text:list-item>
              <text:p text:style-name="P10">Une source (contenu source associé à l’index)</text:p>
            </text:list-item>
            <text:list-item>
              <text:p text:style-name="P10">Dates de création et d’indexation</text:p>
            </text:list-item>
            <text:list-item>
              <text:p text:style-name="P11">Une map contenant les mots et leur nombre <text:span text:style-name="T10">d’occurrence</text:span></text:p>
            </text:list-item>
          </text:list>
        </text:list-item>
        <text:list-item>
          <text:p text:style-name="P11">Une classe <text:span text:style-name="T6">Indexer</text:span> (package <text:span text:style-name="T3">service</text:span>) qui permettra de déclencher l’indexation d’un index. <text:span text:style-name="T18">Avec </text:span>comme propriétés :</text:p>
          <text:list>
            <text:list-item>
              <text:p text:style-name="P11">Un <text:span text:style-name="T3">tokenizer</text:span> : le délimiteur de mots-clé</text:p>
            </text:list-item>
            <text:list-item>
              <text:p text:style-name="P11"><text:span text:style-name="T3">minimalSize</text:span> ; La taille minimale des mots à mettre dans l’index<text:line-break/></text:p>
              <text:p text:style-name="P13"><text:span text:style-name="T18">Avec</text:span> comme méthode</text:p>
            </text:list-item>
            <text:list-item>
              <text:p text:style-name="P11"><text:span text:style-name="T3">Index </text:span><text:span text:style-name="T5">build</text:span><text:span text:style-name="T4">I</text:span><text:span text:style-name="T3">ndex(Index index)</text:span> qui déclenche l’indexation</text:p>
            </text:list-item>
          </text:list>
        </text:list-item>
        <text:list-item>
          <text:p text:style-name="P12"><text:span text:style-name="T2">Une classe </text:span><text:span text:style-name="T7">MainScript</text:span><text:span text:style-name="T2"> utilisant les classes précédentes</text:span></text:p>
        </text:list-item>
      </text:list>
      <text:h text:style-name="P14" text:outline-level="2"><text:span text:style-name="T19">3.2 </text:span>Traits</text:h>
      <text:p text:style-name="P7">Définir un trait <text:span text:style-name="T3">Persistent</text:span> <text:span text:style-name="T12">définissant une méthode boolean save() implémenté comme suit :</text:span></text:p>
      <text:p text:style-name="P7"><text:span text:style-name="T13"><text:tab/></text:span><text:span text:style-name="T14">boolean</text:span><text:span text:style-name="T13"> </text:span><text:span text:style-name="T15">save()</text:span><text:span text:style-name="T13"> </text:span><text:span text:style-name="T15">{</text:span></text:p>
      <text:p text:style-name="P8"><text:span text:style-name="T13"><text:tab/><text:tab/></text:span><text:span text:style-name="T16">println</text:span><text:span text:style-name="T13"> </text:span><text:span text:style-name="T16">"</text:span><text:span text:style-name="T17">Saving </text:span><text:span text:style-name="T16">${this.dump()}"</text:span></text:p>
      <text:p text:style-name="P8"><text:span text:style-name="T13"><text:tab/><text:tab/></text:span><text:span text:style-name="T14">true</text:span></text:p>
      <text:p text:style-name="P7"><text:span text:style-name="T13"><text:tab/></text:span><text:span text:style-name="T15">}</text:span></text:p>
      <text:p text:style-name="P7"/>
      <text:p text:style-name="P7">Utilisé l’index comme un objet persistent dans la classe script, <text:span text:style-name="T11">essayer une implémentation statique et dynamique</text:span>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4:12:47.286049571</meta:creation-date>
    <dc:date>2020-04-16T11:00:50.015241357</dc:date>
    <meta:editing-duration>PT1H53M24S</meta:editing-duration>
    <meta:editing-cycles>26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165" meta:character-count="1027" meta:non-whitespace-character-count="885"/>
  </office:meta>
</office:document-meta>
</file>